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estaurant Data" table:style-name="ta1" table:print="false">
        <table:shapes>
          <draw:frame draw:z-index="0" draw:style-name="gr1" svg:width="6.2988in" svg:height="3.5429in" svg:x="0.9283in" svg:y="1.352in">
            <draw:object draw:notify-on-update-of-ranges="'Restaurant Data'.B4:'Restaurant Data'.B4 'Restaurant Data'.B5:'Restaurant Data'.B7 'Restaurant Data'.F4:'Restaurant Data'.F4 'Restaurant Data'.F5:'Restaurant Data'.F7 'Restaurant Data'.G4:'Restaurant Data'.G4 'Restaurant Data'.G5:'Restaurant Data'.G7 'Restaurant Data'.H4:'Restaurant Data'.H4 'Restaurant Data'.H5:'Restaurant Data'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ce1" office:value-type="string" table:number-columns-spanned="9" table:number-rows-spanned="2">
            <text:p>Restaurant Data</text:p>
          </table:table-cell>
          <table:covered-table-cell table:number-columns-repeated="8" table:style-name="Default"/>
          <table:table-cell table:style-name="Default"/>
        </table:table-row>
        <table:table-row table:style-name="ro1">
          <table:table-cell/>
          <table:covered-table-cell/>
          <table:covered-table-cell table:number-columns-repeated="8" table:style-name="Default"/>
          <table:table-cell table:style-name="Default"/>
        </table:table-row>
        <table:table-row table:style-name="ro1">
          <table:table-cell/>
          <table:table-cell office:value-type="string">
            <text:p>Products</text:p>
          </table:table-cell>
          <table:table-cell table:style-name="ce2" office:value-type="string" table:number-columns-spanned="3" table:number-rows-spanned="1">
            <text:p>Number Sold</text:p>
          </table:table-cell>
          <table:covered-table-cell table:number-columns-repeated="2"/>
          <table:table-cell table:style-name="ce2" office:value-type="string" table:number-columns-spanned="3" table:number-rows-spanned="1">
            <text:p>Income</text:p>
          </table:table-cell>
          <table:covered-table-cell table:number-columns-repeated="2" table:style-name="ce5"/>
          <table:table-cell table:style-name="ce2" table:number-columns-spanned="3" table:number-rows-spanned="1"/>
          <table:covered-table-cell/>
          <table:covered-table-cell table:style-name="ce3"/>
        </table:table-row>
        <table:table-row table:style-name="ro1">
          <table:table-cell/>
          <table:table-cell/>
          <table:table-cell office:value-type="string">
            <text:p>Store #1</text:p>
          </table:table-cell>
          <table:table-cell office:value-type="string">
            <text:p>Store #2</text:p>
          </table:table-cell>
          <table:table-cell office:value-type="string">
            <text:p>Store #3</text:p>
          </table:table-cell>
          <table:table-cell table:style-name="ce3" office:value-type="string">
            <text:p>Store #1</text:p>
          </table:table-cell>
          <table:table-cell table:style-name="ce3" office:value-type="string">
            <text:p>Store #2</text:p>
          </table:table-cell>
          <table:table-cell table:style-name="ce3" office:value-type="string">
            <text:p>Store #3</text:p>
          </table:table-cell>
          <table:table-cell table:style-name="ce3"/>
          <table:table-cell office:value-type="string">
            <text:p>Selling price</text:p>
          </table:table-cell>
          <table:table-cell table:style-name="ce3"/>
        </table:table-row>
        <table:table-row table:style-name="ro1">
          <table:table-cell/>
          <table:table-cell office:value-type="string">
            <text:p>Steak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currency" office:currency="USD" office:value="324">
            <text:p>$324.00</text:p>
          </table:table-cell>
          <table:table-cell office:value-type="currency" office:currency="USD" office:value="132">
            <text:p>$132.00</text:p>
          </table:table-cell>
          <table:table-cell office:value-type="currency" office:currency="USD" office:value="168">
            <text:p>$168.00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Pasta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currency" office:currency="USD" office:value="279">
            <text:p>$279.00</text:p>
          </table:table-cell>
          <table:table-cell office:value-type="currency" office:currency="USD" office:value="198">
            <text:p>$198.00</text:p>
          </table:table-cell>
          <table:table-cell office:value-type="currency" office:currency="USD" office:value="153">
            <text:p>$153.00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Vegetarian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currency" office:currency="USD" office:value="160">
            <text:p>$160.00</text:p>
          </table:table-cell>
          <table:table-cell office:value-type="currency" office:currency="USD" office:value="120">
            <text:p>$120.00</text:p>
          </table:table-cell>
          <table:table-cell office:value-type="currency" office:currency="USD" office:value="60">
            <text:p>$60.00</text:p>
          </table:table-cell>
          <table:table-cell/>
          <table:table-cell office:value-type="float" office:value="13">
            <text:p>13</text:p>
          </table:table-cell>
          <table:table-cell/>
        </table:table-row>
      </table:table>
      <table:table table:name="Sheet2" table:style-name="ta1" table:print="false">
        <table:shapes>
          <draw:frame draw:z-index="0" draw:style-name="gr1" svg:width="8.9118in" svg:height="4.7496in" svg:x="0.8894in" svg:y="0.3752in">
            <draw:object draw:notify-on-update-of-ranges="'Restaurant Data'.C4:'Restaurant Data'.E4 'Restaurant Data'.B5:'Restaurant Data'.B5 'Restaurant Data'.C5:'Restaurant Data'.E5 'Restaurant Data'.B6:'Restaurant Data'.B6 'Restaurant Data'.C6:'Restaurant Data'.E6 'Restaurant Data'.B7:'Restaurant Data'.B7 'Restaurant Data'.C7:'Restaurant Data'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09/10/2011</text:date>, <text:time>11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8S</meta:editing-duration>
    <meta:editing-cycles>3</meta:editing-cycles>
    <meta:generator>LibreOffice/3.4$Win32 LibreOffice_project/340m1$Build-12</meta:generator>
    <dc:date>2011-09-10T11:13:30.89</dc:date>
    <meta:document-statistic meta:table-count="3" meta:cell-count="3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37cm" svg:height="12.065cm" xlink:href=".." xlink:type="simple" chart:class="chart:bar" chart:style-name="ch1">
        <chart:title svg:x="9.608cm" svg:y="0.377cm" chart:style-name="ch2">
          <text:p>Restaurant Chart</text:p>
        </chart:title>
        <chart:legend chart:legend-position="end" svg:x="20.242cm" svg:y="5.196cm" style:legend-expansion="high" chart:style-name="ch3"/>
        <chart:plot-area chart:style-name="ch4" table:cell-range-address="'Restaurant Data'.C4:'Restaurant Data'.E7 'Restaurant Data'.B5:'Restaurant Data'.B7" chart:data-source-has-labels="both" svg:x="1.49cm" svg:y="1.879cm" svg:width="17.848cm" svg:height="9.525cm">
          <chartooo:coordinate-region svg:x="2.111cm" svg:y="2.091cm" svg:width="17.227cm" svg:height="8.64cm"/>
          <chart:axis chart:dimension="x" chart:name="primary-x" chart:style-name="ch5" chartooo:axis-type="auto">
            <chartooo:date-scale/>
            <chart:categories table:cell-range-address="'Restaurant Data'.C4:'Restaurant Data'.E4"/>
          </chart:axis>
          <chart:axis chart:dimension="y" chart:name="primary-y" chart:style-name="ch6">
            <chart:title svg:x="0.451cm" svg:y="7.664cm" chart:style-name="ch7">
              <text:p>Number Sold</text:p>
            </chart:title>
            <chart:grid chart:style-name="ch8" chart:class="major"/>
          </chart:axis>
          <chart:series chart:style-name="ch9" chart:values-cell-range-address="'Restaurant Data'.C5:'Restaurant Data'.E5" chart:label-cell-address="'Restaurant Data'.B5:'Restaurant Data'.B5" chart:class="chart:bar">
            <chart:data-point chart:repeated="3"/>
          </chart:series>
          <chart:series chart:style-name="ch10" chart:values-cell-range-address="'Restaurant Data'.C6:'Restaurant Data'.E6" chart:label-cell-address="'Restaurant Data'.B6:'Restaurant Data'.B6" chart:class="chart:bar">
            <chart:data-point chart:repeated="3"/>
          </chart:series>
          <chart:series chart:style-name="ch11" chart:values-cell-range-address="'Restaurant Data'.C7:'Restaurant Data'.E7" chart:label-cell-address="'Restaurant Data'.B7:'Restaurant Data'.B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e #1</text:p>
                <draw:g>
                  <svg:desc>'Restaurant Data'.C4:'Restaurant Data'.E4</svg:desc>
                </draw:g>
              </table:table-cell>
              <table:table-cell office:value-type="string">
                <text:p>Store #2</text:p>
              </table:table-cell>
              <table:table-cell office:value-type="string">
                <text:p>Store #3</text:p>
              </table:table-cell>
            </table:table-row>
          </table:table-header-rows>
          <table:table-rows>
            <table:table-row>
              <table:table-cell office:value-type="string">
                <text:p>Steak</text:p>
                <draw:g>
                  <svg:desc>'Restaurant Data'.B5:'Restaurant Data'.B5</svg:desc>
                </draw:g>
              </table:table-cell>
              <table:table-cell office:value-type="float" office:value="27">
                <text:p>27</text:p>
                <draw:g>
                  <svg:desc>'Restaurant Data'.C5:'Restaurant Data'.E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asta</text:p>
                <draw:g>
                  <svg:desc>'Restaurant Data'.B6:'Restaurant Data'.B6</svg:desc>
                </draw:g>
              </table:table-cell>
              <table:table-cell office:value-type="float" office:value="31">
                <text:p>31</text:p>
                <draw:g>
                  <svg:desc>'Restaurant Data'.C6:'Restaurant Data'.E6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getarian</text:p>
                <draw:g>
                  <svg:desc>'Restaurant Data'.B7:'Restaurant Data'.B7</svg:desc>
                </draw:g>
              </table:table-cell>
              <table:table-cell office:value-type="float" office:value="20">
                <text:p>20</text:p>
                <draw:g>
                  <svg:desc>'Restaurant Data'.C7:'Restaurant Data'.E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3.664cm" style:legend-expansion="high" chart:style-name="ch2"/>
        <chart:plot-area chart:style-name="ch3" table:cell-range-address="'Restaurant Data'.B4:'Restaurant Data'.B7 'Restaurant Data'.F4:'Restaurant Data'.H7" chart:data-source-has-labels="both" svg:x="0.77cm" svg:y="0.855cm" svg:width="12.539cm" svg:height="7.545cm">
          <chartooo:coordinate-region svg:x="2.238cm" svg:y="1.068cm" svg:width="11.071cm" svg:height="6.659cm"/>
          <chart:axis chart:dimension="x" chart:name="primary-x" chart:style-name="ch4" chartooo:axis-type="auto">
            <chartooo:date-scale/>
            <chart:categories table:cell-range-address="'Restaurant Data'.B5:'Restaurant Data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taurant Data'.F5:'Restaurant Data'.F7" chart:label-cell-address="'Restaurant Data'.F4:'Restaurant Data'.F4" chart:class="chart:bar">
            <chart:data-point chart:repeated="3"/>
          </chart:series>
          <chart:series chart:style-name="ch8" chart:values-cell-range-address="'Restaurant Data'.G5:'Restaurant Data'.G7" chart:label-cell-address="'Restaurant Data'.G4:'Restaurant Data'.G4" chart:class="chart:bar">
            <chart:data-point chart:repeated="3"/>
          </chart:series>
          <chart:series chart:style-name="ch9" chart:values-cell-range-address="'Restaurant Data'.H5:'Restaurant Data'.H7" chart:label-cell-address="'Restaurant Data'.H4:'Restaurant Data'.H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e #1</text:p>
                <draw:g>
                  <svg:desc>'Restaurant Data'.F4:'Restaurant Data'.F4</svg:desc>
                </draw:g>
              </table:table-cell>
              <table:table-cell office:value-type="string">
                <text:p>Store #2</text:p>
                <draw:g>
                  <svg:desc>'Restaurant Data'.G4:'Restaurant Data'.G4</svg:desc>
                </draw:g>
              </table:table-cell>
              <table:table-cell office:value-type="string">
                <text:p>Store #3</text:p>
                <draw:g>
                  <svg:desc>'Restaurant Data'.H4:'Restaurant Data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ak</text:p>
                <draw:g>
                  <svg:desc>'Restaurant Data'.B5:'Restaurant Data'.B7</svg:desc>
                </draw:g>
              </table:table-cell>
              <table:table-cell office:value-type="float" office:value="324">
                <text:p>324</text:p>
                <draw:g>
                  <svg:desc>'Restaurant Data'.F5:'Restaurant Data'.F7</svg:desc>
                </draw:g>
              </table:table-cell>
              <table:table-cell office:value-type="float" office:value="132">
                <text:p>132</text:p>
                <draw:g>
                  <svg:desc>'Restaurant Data'.G5:'Restaurant Data'.G7</svg:desc>
                </draw:g>
              </table:table-cell>
              <table:table-cell office:value-type="float" office:value="168">
                <text:p>168</text:p>
                <draw:g>
                  <svg:desc>'Restaurant Data'.H5:'Restaurant Data'.H7</svg:desc>
                </draw:g>
              </table:table-cell>
            </table:table-row>
            <table:table-row>
              <table:table-cell office:value-type="string">
                <text:p>Pasta</text:p>
              </table:table-cell>
              <table:table-cell office:value-type="float" office:value="279">
                <text:p>279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Vegetarian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